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7E65DE11101DE7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7e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02in, 0.578in, 1.1547in, 3.163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Standard"/>
      <text:p text:style-name="Standard"/>
      <text:p text:style-name="Standard"/>
      <text:p text:style-name="Standard"><draw:frame draw:style-name="fr1" draw:name="Image1" text:anchor-type="char" svg:x="0.7583in" svg:y="0.3319in" svg:width="5.9638in" svg:height="3.4638in" draw:z-index="0"><draw:image xlink:href="Pictures/1000020100000780000004387E65DE11101DE7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8:42:29.709000000</dc:date>
    <meta:editing-duration>PT6M32S</meta:editing-duration>
    <meta:editing-cycles>2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